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07cm" table:align="left"/>
    </style:style>
    <style:style style:name="Table1.A" style:family="table-column">
      <style:table-column-properties style:column-width="10.107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2" style:family="table">
      <style:table-properties style:width="10.107cm" table:align="left"/>
    </style:style>
    <style:style style:name="Table2.A" style:family="table-column">
      <style:table-column-properties style:column-width="10.107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3" style:family="table">
      <style:table-properties style:width="3.616cm" table:align="left"/>
    </style:style>
    <style:style style:name="Table3.A" style:family="table-column">
      <style:table-column-properties style:column-width="3.616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5501e"/>
    </style:style>
    <style:style style:name="P2" style:family="paragraph" style:parent-style-name="Standard">
      <style:text-properties officeooo:paragraph-rsid="0016a6b1"/>
    </style:style>
    <style:style style:name="P3" style:family="paragraph" style:parent-style-name="Standard">
      <style:text-properties officeooo:rsid="0016a6b1" officeooo:paragraph-rsid="0016a6b1"/>
    </style:style>
    <style:style style:name="P4" style:family="paragraph" style:parent-style-name="Standard">
      <style:text-properties officeooo:rsid="0016a6b1" officeooo:paragraph-rsid="0016a6b1" fo:background-color="#ffff00"/>
    </style:style>
    <style:style style:name="P5" style:family="paragraph" style:parent-style-name="Table_20_Contents">
      <style:text-properties fo:color="#000000"/>
    </style:style>
    <style:style style:name="P6" style:family="paragraph" style:parent-style-name="Table_20_Heading">
      <style:text-properties fo:color="#000000" fo:font-weight="bold"/>
    </style:style>
    <style:style style:name="P7" style:family="paragraph" style:parent-style-name="Standard">
      <style:text-properties officeooo:rsid="0016a6b1" officeooo:paragraph-rsid="0016a6b1"/>
    </style:style>
    <style:style style:name="P8" style:family="paragraph" style:parent-style-name="Standard">
      <style:text-properties officeooo:rsid="0016a6b1" officeooo:paragraph-rsid="001a94ab"/>
    </style:style>
    <style:style style:name="P9" style:family="paragraph" style:parent-style-name="Standard">
      <style:text-properties officeooo:rsid="001bce1d" officeooo:paragraph-rsid="001bce1d"/>
    </style:style>
    <style:style style:name="P10" style:family="paragraph" style:parent-style-name="Standard">
      <style:text-properties officeooo:rsid="001c329e" officeooo:paragraph-rsid="001c329e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_20_Heading">
      <style:text-properties fo:color="#000000" fo:font-weight="bold"/>
    </style:style>
    <style:style style:name="T1" style:family="text">
      <style:text-properties fo:font-variant="normal" fo:text-transform="none" fo:color="#aa0d91" style:font-name="Menlo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style:font-name="Menlo" fo:font-size="9pt" fo:letter-spacing="normal" fo:font-style="normal" fo:font-weight="normal"/>
    </style:style>
    <style:style style:name="T4" style:family="text">
      <style:text-properties fo:font-variant="normal" fo:text-transform="none" fo:color="#c41a16" style:font-name="Menlo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Route (Route_no int, Source char(20), Destination char(20),no_of_stations <text:s/>int)</text:p>
      <text:p text:style-name="Standard"/>
      <text:p text:style-name="Standard">create type route1 as object(Route_no int,Source char(20),Destination char(20),no_of_station int);</text:p>
      <text:p text:style-name="Standard"/>
      <text:p text:style-name="Standard">create table route of route1(Route_no primary key);</text:p>
      <text:p text:style-name="Standard"/>
      <text:p text:style-name="Standard">insert into route values(11,'Swargate','Hadapsar',5);</text:p>
      <text:p text:style-name="Standard">insert into route values(12,'Swargate','Hadapsar',7);</text:p>
      <text:p text:style-name="Standard">insert into route values(13,'Swargate','Hadapsar',9);</text:p>
      <text:p text:style-name="Standard">insert into route values(17,'Swargate','Hadapsar',2);</text:p>
      <text:p text:style-name="Standard">insert into route values(14,'Chichwad','Corporation',5);</text:p>
      <text:p text:style-name="Standard">insert into route values(15,'Chichwad','Corporation',9);</text:p>
      <text:p text:style-name="Standard">insert into route values(16,'Chichwad','Corporation',2);</text:p>
      <text:p text:style-name="Standard">insert into route values(18,'Hinjawadi','Corporation',20);</text:p>
      <text:p text:style-name="Standard"/>
      <text:p text:style-name="Standard"/>
      <text:p text:style-name="Standard">-------------------------------------</text:p>
      <text:p text:style-name="Standard"><text:s/>--Driver (driver_no int , driver_name char(20), license_no <text:s/>int, address char(20), d_age int , salary <text:s/>float)The </text:p>
      <text:p text:style-name="Standard"><text:s/></text:p>
      <text:p text:style-name="Standard"><text:s/>create type driver1 as object(driver_no int,driver_name char(20),license_no int,address char(20),d_age int,salary float);</text:p>
      <text:p text:style-name="Standard"><text:s/></text:p>
      <text:p text:style-name="Standard"><text:s/>create table driver of driver1(driver_no primary key,license_no unique);</text:p>
      <text:p text:style-name="Standard"><text:s/></text:p>
      <text:p text:style-name="Standard"><text:s/>insert into driver values(101,'Raj',19990,'Pune',35,12000);</text:p>
      <text:p text:style-name="Standard"><text:s/>insert into driver values(102,'Rajnish',19991,'Hinjawadi',36,13000);</text:p>
      <text:p text:style-name="Standard"><text:s/>insert into driver values(103,'Kamalesh',19992,'Corporation',32,11000);</text:p>
      <text:p text:style-name="Standard"><text:s/>insert into driver values(104,'Talib',19993,'CCL',38,13000);</text:p>
      <text:p text:style-name="Standard"><text:s/>insert into driver values(105,'Pratik',19994,'Mumbai',31,12000);</text:p>
      <text:p text:style-name="Standard"><text:s/>------------------------------------------</text:p>
      <text:p text:style-name="Standard">-- <text:s/>Bus (Bus_noint , <text:s/>Capacity int , <text:s/>depot_name varchar(20)) <text:s text:c="4"/>**bus - route M-1</text:p>
      <text:p text:style-name="Standard"><text:s/></text:p>
      <text:p text:style-name="Standard"><text:s/>create type bus1 as object(Bus_no int,Capacity int,depot_name varchar2(20), </text:p>
      <text:p text:style-name="Standard"><text:s/>route2 ref route1);</text:p>
      <text:p text:style-name="Standard"><text:s/></text:p>
      <text:p text:style-name="Standard"><text:s/>create table bus of bus1(Bus_no primary key,Capacity NOT NULL);</text:p>
      <text:p text:style-name="Standard"><text:s/></text:p>
      <text:p text:style-name="Standard"><text:s/>insert into bus select 1,20,'Swargate',ref(r) from route r where r.Route_no = 11;</text:p>
      <text:p text:style-name="Standard"><text:s/>insert into bus select 2,30,'Swargate',ref(r) from route r where r.Route_no = 12;</text:p>
      <text:p text:style-name="Standard"><text:s/>insert into bus select 3,20,'Swargate',ref(r) from route r where r.Route_no = 13;</text:p>
      <text:p text:style-name="Standard"><text:s/>insert into bus select 4,10,'Chichwad',ref(r) from route r where r.Route_no = 14;</text:p>
      <text:p text:style-name="Standard"><text:s/>insert into bus select 5,10,'Hinjawadi',ref(r) from route r where r.Route_no = 18;</text:p>
      <text:p text:style-name="Standard"><text:s/></text:p>
      <text:p text:style-name="Standard"><text:s/></text:p>
      <text:p text:style-name="Standard"><text:s/></text:p>
      <text:p text:style-name="Standard"><text:s/>-------------------------------------------------------</text:p>
      <text:p text:style-name="Standard">-- <text:s/>Bus_Driver : M-M with descriptive <text:s/>attributes Date of duty alloted and Shift –it can be 1 (Morning) 0r 2 ( Evening ).</text:p>
      <text:p text:style-name="Standard"><text:s/></text:p>
      <text:p text:style-name="Standard">create type Bus_Driver1 as object(dateOfDuty date, shift int,bus2 ref bus1,driver2 ref driver1);</text:p>
      <text:p text:style-name="Standard"><text:s/>create table Bus_Driver of Bus_Driver1(shift check(shift = 1 or shift = 2));</text:p>
      <text:p text:style-name="Standard"><text:soft-page-break/><text:s/></text:p>
      <text:p text:style-name="Standard"><text:s/>drop table Bus_Driver;</text:p>
      <text:p text:style-name="Standard"><text:s/>drop type Bus_Driver1;</text:p>
      <text:p text:style-name="Standard"><text:s/></text:p>
      <text:p text:style-name="Standard">insert into Bus_Driver select '12-jan-2008','1',ref(b),ref(dd) from bus b,driver dd where</text:p>
      <text:p text:style-name="Standard">b.Bus_no=1 and dd.driver_no=101;</text:p>
      <text:p text:style-name="Standard"/>
      <text:p text:style-name="Standard">insert into Bus_Driver select '12-jan-2008','2',ref(b),ref(dd) from bus b,driver dd where</text:p>
      <text:p text:style-name="Standard">b.Bus_no=1 and dd.driver_no=101; --new record</text:p>
      <text:p text:style-name="Standard"/>
      <text:p text:style-name="Standard">insert into Bus_Driver select '12-jan-2016','1',ref(b),ref(dd) from bus b,driver dd where</text:p>
      <text:p text:style-name="Standard">b.Bus_no=2and dd.driver_no=102;</text:p>
      <text:p text:style-name="Standard"/>
      <text:p text:style-name="Standard">insert into Bus_Driver select '12-jan-2008','1',ref(b),ref(dd) from bus b,driver dd where</text:p>
      <text:p text:style-name="Standard">b.Bus_no=3 and dd.driver_no=103;</text:p>
      <text:p text:style-name="Standard"/>
      <text:p text:style-name="Standard">insert into Bus_Driver select '12-jan-2020','2',ref(b),ref(dd) from bus b,driver dd where</text:p>
      <text:p text:style-name="Standard">b.Bus_no=4 and dd.driver_no=104;</text:p>
      <text:p text:style-name="Standard"/>
      <text:p text:style-name="Standard">insert into Bus_Driver select '12-jan-2020','2',ref(b),ref(dd) from bus b,driver dd where</text:p>
      <text:p text:style-name="Standard">b.Bus_no=5 and dd.driver_no=105;</text:p>
      <text:p text:style-name="Standard"/>
      <text:p text:style-name="Standard"><text:s/></text:p>
      <text:p text:style-name="Standard"><text:s/>--------------------------------------QUERY-------------------------</text:p>
      <text:p text:style-name="Standard">1:Find out the drivers working in shift 1.</text:p>
      <text:p text:style-name="Standard"/>
      <text:p text:style-name="Standard"><text:s/>select deref(driver2).driver_name from Bus_Driver where shift = 1;</text:p>
      <text:p text:style-name="Standard"/>
      <text:p text:style-name="Standard">DEREF(DRIVER2).DRIVER_NAME</text:p>
      <text:p text:style-name="Standard">Raj <text:s text:c="16"/></text:p>
      <text:p text:style-name="Standard">Kamalesh <text:s text:c="11"/></text:p>
      <text:p text:style-name="Standard">Rajnish <text:s text:c="5"/></text:p>
      <text:p text:style-name="Standard"/>
      <text:p text:style-name="Standard">-----------------</text:p>
      <text:p text:style-name="Standard"/>
      <text:p text:style-name="Standard">2:Find out the route details on which buses of capacity 20 runs.</text:p>
      <text:p text:style-name="Standard"/>
      <text:p text:style-name="Standard">select route.Route_no,route.Source,route.Destination,route.no_of_station from route,bus</text:p>
      <text:p text:style-name="Standard">where route.Route_no = deref(route2).Route_no and Capacity = 20;</text:p>
      <text:p text:style-name="Standard"/>
      <text:p text:style-name="Standard">ROUTE_NO<text:tab/>SOURCE<text:tab/>DESTINATION<text:tab/>NO_OF_STATION</text:p>
      <text:p text:style-name="Standard">11<text:tab/>Swargate <text:s text:c="11"/><text:tab/>Hadapsar <text:s text:c="11"/><text:tab/>5</text:p>
      <text:p text:style-name="Standard">13<text:tab/>Swargate <text:s text:c="11"/><text:tab/>Hadapsar <text:s text:c="11"/><text:tab/>9</text:p>
      <text:p text:style-name="Standard"/>
      <text:p text:style-name="Standard">-----------------</text:p>
      <text:p text:style-name="Standard"/>
      <text:p text:style-name="Standard">3:Find the names and <text:s/>their license no. <text:s/>of drivers working on 12-01-2008 in both the shifts.</text:p>
      <text:p text:style-name="Standard"/>
      <text:p text:style-name="P1">select driver.driver_name,driver.license_no from driver where driver_no in ( </text:p>
      <text:p text:style-name="P1">select deref(driver2).driver_no from Bus_Driver where dateOfDuty = '12-jan-2008' and shift = 1 and deref(driver2).driver_no in (</text:p>
      <text:p text:style-name="P2">select deref(driver2).driver_no from Bus_Driver where dateOfDuty = '12-jan-2008' and shift = 2))</text:p>
      <text:p text:style-name="P2"><text:soft-page-break/>------------------</text:p>
      <text:p text:style-name="Standard"/>
      <text:p text:style-name="Standard">4:Delete all the routes where number of stations are less than 3.</text:p>
      <text:p text:style-name="Standard"/>
      <text:p text:style-name="Standard">select * from route;</text:p>
      <text:p text:style-name="Standard"/>
      <text:p text:style-name="Standard">ROUTE_NO<text:tab/>SOURCE<text:tab/> <text:s text:c="15"/>DESTINATION<text:tab/> <text:s text:c="3"/>NO_OF_STATION</text:p>
      <text:p text:style-name="Standard">11<text:tab/> <text:s text:c="7"/>Swargate <text:s text:c="11"/><text:tab/>Hadapsar <text:s text:c="11"/><text:tab/>5</text:p>
      <text:p text:style-name="Standard">12<text:tab/> <text:s text:c="7"/>Swargate <text:s text:c="11"/><text:tab/>Hadapsar <text:s text:c="11"/><text:tab/>7</text:p>
      <text:p text:style-name="Standard">13<text:tab/> <text:s text:c="7"/>Swargate <text:s text:c="11"/><text:tab/>Hadapsar <text:s text:c="11"/><text:tab/>9</text:p>
      <text:p text:style-name="Standard">14<text:tab/> <text:s text:c="7"/>Chichwad <text:s text:c="11"/><text:tab/>Corporation <text:s text:c="8"/><text:tab/>5</text:p>
      <text:p text:style-name="Standard">15<text:tab/> <text:s text:c="7"/>Chichwad <text:s text:c="11"/><text:tab/>Corporation <text:s text:c="8"/><text:tab/>9</text:p>
      <text:p text:style-name="Standard">18<text:tab/> <text:s text:c="7"/>Hinjawadi <text:s text:c="10"/><text:tab/>Corporation <text:s text:c="8"/><text:tab/>20</text:p>
      <text:p text:style-name="Standard">17<text:tab/> <text:s text:c="7"/>Swargate <text:s text:c="11"/><text:tab/>Hadapsar <text:s text:c="11"/><text:tab/>2</text:p>
      <text:p text:style-name="Standard">16<text:tab/> <text:s text:c="7"/>Chichwad <text:s text:c="11"/><text:tab/>Corporation <text:s text:c="8"/><text:tab/>2</text:p>
      <text:p text:style-name="Standard"/>
      <text:p text:style-name="Standard">delete from route where no_of_station &lt; 3;</text:p>
      <text:p text:style-name="Standard"/>
      <text:p text:style-name="Standard">select * from route;</text:p>
      <text:p text:style-name="Standard"/>
      <text:p text:style-name="Standard">ROUTE_NO<text:tab/>SOURCE<text:tab/> <text:s text:c="15"/>DESTINATION<text:tab/> <text:s text:c="3"/>NO_OF_STATION</text:p>
      <text:p text:style-name="Standard">11<text:tab/> <text:s text:c="7"/>Swargate <text:s text:c="11"/><text:tab/>Hadapsar <text:s text:c="11"/><text:tab/>5</text:p>
      <text:p text:style-name="Standard">12<text:tab/> <text:s text:c="7"/>Swargate <text:s text:c="11"/><text:tab/>Hadapsar <text:s text:c="11"/><text:tab/>7</text:p>
      <text:p text:style-name="Standard">13<text:tab/> <text:s text:c="7"/>Swargate <text:s text:c="11"/><text:tab/>Hadapsar <text:s text:c="11"/><text:tab/>9</text:p>
      <text:p text:style-name="Standard">14<text:tab/> <text:s text:c="7"/>Chichwad <text:s text:c="11"/><text:tab/>Corporation <text:s text:c="8"/><text:tab/>5</text:p>
      <text:p text:style-name="Standard">15<text:tab/> <text:s text:c="7"/>Chichwad <text:s text:c="11"/><text:tab/>Corporation <text:s text:c="8"/><text:tab/>9</text:p>
      <text:p text:style-name="Standard">18<text:tab/> <text:s text:c="7"/>Hinjawadi <text:s text:c="10"/><text:tab/>Corporation <text:s text:c="8"/><text:tab/>20</text:p>
      <text:p text:style-name="Standard"/>
      <text:p text:style-name="Standard">---------------------------</text:p>
      <text:p text:style-name="Standard"/>
      <text:p text:style-name="Standard"/>
      <text:p text:style-name="Standard">6:Find out the number of buses running from 'Chichwad' to ‘Corporation’.</text:p>
      <text:p text:style-name="Standard"/>
      <text:p text:style-name="Standard">select count(Bus_no) from bus,route where route.Route_no = deref(route2).Route_no and route.Source = 'Chichwad' and route.Destination = 'Corporation';</text:p>
      <text:p text:style-name="Standard"/>
      <text:p text:style-name="Standard">COUNT(BUS_NO)</text:p>
      <text:p text:style-name="Standard">2</text:p>
      <text:p text:style-name="Standard">----------------</text:p>
      <text:p text:style-name="Standard"/>
      <text:p text:style-name="Standard"><text:s/>7:Update the salary of driver by 1000 if <text:s/>his age &gt; 35 </text:p>
      <text:p text:style-name="Standard"/>
      <text:p text:style-name="Standard"><text:s/>select * from driver;</text:p>
      <text:p text:style-name="Standard"/>
      <text:p text:style-name="Standard"><text:s/>DRIVER_NO<text:tab/>DRIVER_NAME<text:tab/> <text:s text:c="11"/>LICENSE_NO<text:tab/>ADDRESS<text:tab/> <text:s text:c="15"/>D_AGE<text:tab/> <text:s text:c="2"/>SALARY</text:p>
      <text:p text:style-name="Standard">101<text:tab/> <text:s text:c="7"/>Raj <text:s text:c="16"/><text:tab/>19990<text:tab/> <text:s text:c="3"/>Pune <text:s text:c="15"/><text:tab/>35<text:tab/> <text:s text:c="7"/>12000</text:p>
      <text:p text:style-name="Standard">102<text:tab/> <text:s text:c="7"/>Rajnish <text:s text:c="12"/><text:tab/>19991<text:tab/> <text:s text:c="3"/>Hinjawadi <text:s text:c="10"/><text:tab/>36<text:tab/> <text:s text:c="7"/>13000</text:p>
      <text:p text:style-name="Standard">103<text:tab/> <text:s text:c="7"/>Kamalesh <text:s text:c="11"/><text:tab/>19992<text:tab/> <text:s text:c="3"/>Corporation <text:s text:c="8"/><text:tab/>32<text:tab/> <text:s text:c="7"/>11000</text:p>
      <text:p text:style-name="Standard">104<text:tab/> <text:s text:c="7"/>Talib <text:s text:c="14"/><text:tab/>19993<text:tab/> <text:s text:c="3"/>CCL <text:s text:c="16"/><text:tab/>38<text:tab/> <text:s text:c="7"/>13000</text:p>
      <text:p text:style-name="Standard">105<text:tab/> <text:s text:c="7"/>Pratik <text:s text:c="13"/><text:tab/>19994<text:tab/> <text:s text:c="3"/>Mumbai <text:s text:c="13"/><text:tab/>31<text:tab/> <text:s text:c="7"/>12000</text:p>
      <text:p text:style-name="Standard"/>
      <text:p text:style-name="Standard"><text:soft-page-break/></text:p>
      <text:p text:style-name="Standard">update driver set salary = salary+1000 where d_age &gt; 35</text:p>
      <text:p text:style-name="Standard"/>
      <text:p text:style-name="Standard">select * from driver;</text:p>
      <text:p text:style-name="Standard"/>
      <text:p text:style-name="Standard">DRIVER_NO<text:tab/>DRIVER_NAME<text:tab/> <text:s text:c="11"/>LICENSE_NO<text:tab/>ADDRESS <text:s text:c="12"/><text:tab/>D_AGE<text:tab/>SALARY</text:p>
      <text:p text:style-name="Standard">101<text:tab/> <text:s text:c="7"/>Raj <text:s text:c="16"/><text:tab/>19990<text:tab/> <text:s text:c="3"/>Pune <text:s text:c="15"/><text:tab/>35<text:tab/> <text:s text:c="3"/>12000</text:p>
      <text:p text:style-name="Standard">102<text:tab/> <text:s text:c="7"/>Rajnish <text:s text:c="12"/><text:tab/>19991<text:tab/> <text:s text:c="3"/>Hinjawadi <text:s text:c="10"/><text:tab/>36<text:tab/> <text:s text:c="3"/>14000</text:p>
      <text:p text:style-name="Standard">103<text:tab/> <text:s text:c="7"/>Kamalesh <text:s text:c="11"/><text:tab/>19992<text:tab/> <text:s text:c="3"/>Corporation <text:s text:c="8"/><text:tab/>32<text:tab/> <text:s text:c="3"/>11000</text:p>
      <text:p text:style-name="Standard">104<text:tab/> <text:s text:c="7"/>Talib <text:s text:c="14"/><text:tab/>19993<text:tab/> <text:s text:c="3"/>CCL <text:s text:c="16"/><text:tab/>38<text:tab/> <text:s text:c="3"/>14000</text:p>
      <text:p text:style-name="Standard">105<text:tab/> <text:s text:c="7"/>Pratik <text:s text:c="13"/><text:tab/>19994<text:tab/> <text:s text:c="3"/>Mumbai <text:s text:c="13"/><text:tab/>31<text:tab/> <text:s text:c="3"/>12000</text:p>
      <text:p text:style-name="Standard"/>
      <text:p text:style-name="Standard">-----------------------</text:p>
      <text:p text:style-name="Standard">8:List the bus numbers which are running <text:s/>from ‘Swargate’ to ‘Hadapsar’ having bus capacity 5</text:p>
      <text:p text:style-name="Standard"/>
      <text:p text:style-name="Standard">select bus.Bus_no from bus,route where route.Route_no = deref(route2).Route_no and route.Source = 'Swargate' and route.Destination = 'Hadapsar' and bus.Capacity = 20; </text:p>
      <text:p text:style-name="Standard"/>
      <text:p text:style-name="Standard"><text:s/>BUS_NO</text:p>
      <text:p text:style-name="Standard"><text:s text:c="4"/>1</text:p>
      <text:p text:style-name="Standard"><text:s text:c="4"/>3</text:p>
      <text:p text:style-name="Standard"/>
      <text:p text:style-name="Standard"/>
      <text:p text:style-name="Standard"/>
      <text:p text:style-name="Standard"/>
      <text:p text:style-name="Standard"/>
      <text:p text:style-name="P4">Policy database :</text:p>
      <text:p text:style-name="P3"/>
      <text:p text:style-name="P3">create type policy1 as object(policy_name varchar2(20) , min_age_limit integer ,</text:p>
      <text:p text:style-name="P3">max_age_limit integer , maturity_age integer , min_sum_assured integer , </text:p>
      <text:p text:style-name="P3">max_sum_assured integer);</text:p>
      <text:p text:style-name="P3"/>
      <text:p text:style-name="P3">create table policy of policy1(policy_name primary key);</text:p>
      <text:p text:style-name="P3"/>
      <text:p text:style-name="P3"/>
      <text:p text:style-name="P3">create type client1 as object(client_id integer , name varchar(25) , </text:p>
      <text:p text:style-name="P3">birth_date date ,nominee_name varchar(25) ,relation_with_client <text:s/>varchar(20));</text:p>
      <text:p text:style-name="P3"/>
      <text:p text:style-name="P3">create table client of client1(client_id primary key); </text:p>
      <text:p text:style-name="P3"/>
      <text:p text:style-name="P3">create type agent1 as object(agent_id integer <text:s/>, name varchar(25), license_no integer , branch_office varchar2(20));</text:p>
      <text:p text:style-name="P3"/>
      <text:p text:style-name="P3">create table agent of agent1(agent_id primary key);</text:p>
      <text:p text:style-name="P3"/>
      <text:p text:style-name="P3">create type Agent_client_policy1 as object(policy_no integer , premium decimal(7,2) , policy_date date ,</text:p>
      <text:p text:style-name="P3">type_premium varchar(20) , sum_assured decimal(7,2) ,</text:p>
      <text:p text:style-name="P3">term integer,policy2 ref policy1,client2 ref client1,agent2 ref agent1);</text:p>
      <text:p text:style-name="P3"/>
      <text:p text:style-name="P3">create table Agent_client_policy of Agent_client_policy1(policy_no UNIQUE,</text:p>
      <text:p text:style-name="P3"><text:soft-page-break/>type_premium check(type_premium = 'q' or type_premium = 'h' or type_premium = 'y'));</text:p>
      <text:p text:style-name="P3"/>
      <text:p text:style-name="P3">insert into policy values ('j-a',18,40,5,10000,50000);</text:p>
      <text:p text:style-name="P3">insert into policy values ('j-b',18,30,5,100000,200000);</text:p>
      <text:p text:style-name="P3">insert into policy values('girls-education',12,25,10,20000,40000);</text:p>
      <text:p text:style-name="P3">insert into policy values('jeevan-suraksha',18,60,10,20000,50000);</text:p>
      <text:p text:style-name="P3">insert into policy values('abc-policy',20,30,5,10000,40000);</text:p>
      <text:p text:style-name="P3"/>
      <text:p text:style-name="P3">insert into client values(101,'mr.joshi','21-mar-1993','mr.abc','brother');</text:p>
      <text:p text:style-name="P3">insert into client values(102,'mr.lele','12-mar-1972','mr.def','father');</text:p>
      <text:p text:style-name="P3">insert into client values(103,'mr.wagh','15-mar-1987','ms.ghi','sister');</text:p>
      <text:p text:style-name="P3">insert into client values(104,'mr.kale','21-mar-1993','mr.jkl','brother');</text:p>
      <text:p text:style-name="P3"/>
      <text:p text:style-name="P3">insert into agent values(1001,'mr.suryawanshi',100000,'pune');</text:p>
      <text:p text:style-name="P3">insert into agent values(1002,'mr.waghmare',200000,'mumbai-1');</text:p>
      <text:p text:style-name="P3">insert into agent values(1003,'mr.gore',300000,'nashik');</text:p>
      <text:p text:style-name="P3">insert into agent values(1004,'mr.jadhav',400000,'satara');</text:p>
      <text:p text:style-name="P3"/>
      <text:p text:style-name="P3"/>
      <text:p text:style-name="P3">insert into Agent_client_policy select 111,5000.0,'23-mar-2015','q',20000.0,3,ref(pp),ref(cc),ref(aa) from policy pp,client cc,agent aa where aa.agent_id = 1001 and cc.client_id = 101 and pp.policy_name='j-a';</text:p>
      <text:p text:style-name="P3">insert into Agent_client_policy select 112,3000.0,'01-mar-2017','y',20000.0,5,ref(pp),ref(cc),ref(aa) from policy pp,client cc,agent aa where aa.agent_id = 1001 and cc.client_id = 101 and pp.policy_name='j-b';</text:p>
      <text:p text:style-name="P3">insert into Agent_client_policy select 113,7000.0,'01-mar-2014','y',20000.0,3,ref(pp),ref(cc),ref(aa) from policy pp,client cc,agent aa where aa.agent_id = 1002 and cc.client_id = 102 and pp.policy_name='j-b';</text:p>
      <text:p text:style-name="P3">insert into Agent_client_policy select 114,2000.0,'15-mar-2014','h',15000.0,6,ref(pp),ref(cc),ref(aa) from policy pp,client cc,agent aa where aa.agent_id = 1001 and cc.client_id = 103 and pp.policy_name='girls-education';</text:p>
      <text:p text:style-name="P3"/>
      <text:p text:style-name="P3">insert into Agent_client_policy select 115,5000.0,'16-mar-2015','q',20000.0,3,ref(pp),ref(cc),ref(aa) from policy pp,client cc,agent aa where aa.agent_id = 1002 and cc.client_id = 104 and pp.policy_name='j-a';</text:p>
      <text:p text:style-name="P3"/>
      <text:p text:style-name="P3">--------------------------------------------------------</text:p>
      <text:p text:style-name="P3"/>
      <text:p text:style-name="P4"><text:tab/><text:tab/>query </text:p>
      <text:p text:style-name="P4"/>
      <text:p text:style-name="P4">1.</text:p>
      <text:p text:style-name="P8">select count(agent_id) from agent where agent_id in (select deref(agent2).agent_id from Agent_client_policy,agent where branch_office = 'pune' <text:s/>)</text:p>
      <text:p text:style-name="P8"/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bookmark text:name="COUNT(DISTINCTDEREF(CLIENT2).CLIENT_ID)_244006235021375400887116984057095416873"/>COUNT(DISTINCTDEREF(CLIENT2).CLIENT_ID)</text:p>
          </table:table-cell>
        </table:table-row>
        <table:table-row>
          <table:table-cell table:style-name="Table1.A2" office:value-type="string">
            <text:p text:style-name="P5">2</text:p>
          </table:table-cell>
        </table:table-row>
      </table:table>
      <text:p text:style-name="P8"/>
      <text:p text:style-name="P8"/>
      <text:p text:style-name="P8"/>
      <text:p text:style-name="P9">4.</text:p>
      <text:p text:style-name="P9"><text:soft-page-break/><text:span text:style-name="T1">select</text:span><text:span text:style-name="T2"> </text:span><text:span text:style-name="T1">count</text:span><text:span text:style-name="T3">(</text:span><text:span text:style-name="T2"> </text:span><text:span text:style-name="T3">deref(client2).client_id) </text:span><text:span text:style-name="T1">from</text:span><text:span text:style-name="T2"> </text:span><text:span text:style-name="T3">Agent_client_policy </text:span><text:span text:style-name="T1">where</text:span><text:span text:style-name="T2"> </text:span><text:span text:style-name="T3">deref(policy2).policy_name = </text:span><text:span text:style-name="T4">'j-a'</text:span><text:span text:style-name="T2"> </text:span><text:span text:style-name="T1">and</text:span><text:span text:style-name="T2"> </text:span><text:span text:style-name="T3">deref(agent2).agent_id </text:span><text:span text:style-name="T1">in</text:span><text:span text:style-name="T2"> </text:span><text:span text:style-name="T3">(</text:span><text:span text:style-name="T1">select</text:span><text:span text:style-name="T2"> </text:span><text:span text:style-name="T3">agent_id </text:span><text:span text:style-name="T1">from</text:span><text:span text:style-name="T2"> </text:span><text:span text:style-name="T3">agent </text:span><text:span text:style-name="T1">where</text:span><text:span text:style-name="T2"> </text:span><text:span text:style-name="T3">branch_office = </text:span><text:span text:style-name="T4">'mumbai-1'</text:span><text:span text:style-name="T3">)</text:span></text:p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bookmark text:name="COUNT(DISTINCTDEREF(CLIENT2).CLIENT_ID)_244008578341898538953193202732134732085"/>COUNT(DEREF(CLIENT2).CLIENT_ID)</text:p>
          </table:table-cell>
        </table:table-row>
        <table:table-row>
          <table:table-cell table:style-name="Table2.A2" office:value-type="string">
            <text:p text:style-name="P5">1</text:p>
          </table:table-cell>
        </table:table-row>
      </table:table>
      <text:p text:style-name="P9"/>
      <text:p text:style-name="P9"/>
      <text:p text:style-name="P10">5.</text:p>
      <text:p text:style-name="P10">select sum(premium) from Agent_client_policy where deref(client2).client_id in (select client_id from client where client.name = 'mr.joshi');</text:p>
      <text:p text:style-name="P10"/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bookmark text:name="SUM(PREMIUM)_244008251622980158316969526100316825140"/>SUM(PREMIUM)</text:p>
          </table:table-cell>
        </table:table-row>
        <table:table-row>
          <table:table-cell table:style-name="Table3.A2" office:value-type="string">
            <text:p text:style-name="P5">800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0:07:51.235763643</meta:creation-date>
    <dc:date>2020-12-29T08:29:16.183667688</dc:date>
    <meta:editing-duration>PT1H3M12S</meta:editing-duration>
    <meta:editing-cycles>2</meta:editing-cycles>
    <meta:generator>LibreOffice/6.4.4.2$Linux_X86_64 LibreOffice_project/40$Build-2</meta:generator>
    <meta:document-statistic meta:table-count="3" meta:image-count="0" meta:object-count="0" meta:page-count="6" meta:paragraph-count="176" meta:word-count="1053" meta:character-count="10483" meta:non-whitespace-character-count="8459"/>
  </office:meta>
</office:document-meta>
</file>